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dddddd" draw:textarea-vertical-align="middle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_20__28_var_29_"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solid" draw:stroke-dash="Fine_20_Dashed_20__28_var_29_"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8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7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185cm"/>
    </style:style>
    <style:style style:name="P1" style:family="paragraph">
      <style:paragraph-properties fo:text-align="center"/>
    </style:style>
    <style:style style:name="T1" style:family="text">
      <style:text-properties fo:font-family="Arial" style:font-style-name="Normaali" style:font-family-generic="swiss" style:font-family-asian="Arial" style:font-style-name-asian="Normaali" style:font-family-generic-asian="swiss" style:font-family-complex="Arial" style:font-style-name-complex="Normaali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8.826cm" svg:height="13.599cm" svg:x="5.273cm" svg:y="1.1cm" svg:viewBox="0 0 8827 13600" draw:points="0,0 27,13600 8827,13600 1627,0">
          <text:p/>
        </draw:polygon>
        <draw:line draw:style-name="gr2" draw:text-style-name="P1" draw:layer="layout" svg:x1="2.673cm" svg:y1="1.1cm" svg:x2="14.173cm" svg:y2="1.1cm">
          <text:p/>
        </draw:line>
        <draw:line draw:style-name="gr2" draw:text-style-name="P1" draw:layer="layout" svg:x1="2.648cm" svg:y1="1.1cm" svg:x2="2.658cm" svg:y2="14.7cm">
          <text:p/>
        </draw:line>
        <draw:line draw:style-name="gr3" draw:text-style-name="P1" draw:layer="layout" svg:x1="5.273cm" svg:y1="1.1cm" svg:x2="5.273cm" svg:y2="14.7cm">
          <text:p/>
        </draw:line>
        <draw:line draw:style-name="gr4" draw:text-style-name="P1" draw:layer="layout" svg:x1="6.9cm" svg:y1="1.1cm" svg:x2="14.1cm" svg:y2="14.7cm">
          <text:p/>
        </draw:line>
        <draw:frame draw:style-name="gr5" draw:layer="layout" svg:width="1.742cm" svg:height="0.963cm" svg:x="4.431cm" svg:y="0.181cm">
          <draw:text-box>
            <text:p>0 <text:span text:style-name="T1">°C</text:span></text:p>
          </draw:text-box>
        </draw:frame>
        <draw:frame draw:style-name="gr6" draw:layer="layout" svg:width="3.245cm" svg:height="0.963cm" svg:x="11.173cm" svg:y="-0.019cm">
          <draw:text-box>
            <text:p>Lämpötila</text:p>
          </draw:text-box>
        </draw:frame>
        <draw:frame draw:style-name="gr7" draw:layer="layout" svg:width="2.487cm" svg:height="0.963cm" svg:x="-0.014cm" svg:y="13.737cm">
          <draw:text-box>
            <text:p>Syvyys</text:p>
          </draw:text-box>
        </draw:frame>
        <draw:frame draw:style-name="gr8" draw:layer="layout" svg:width="7.263cm" svg:height="1.675cm" svg:x="5.537cm" svg:y="11.9cm">
          <draw:text-box>
            <text:p>Maankamaraan</text:p>
            <text:p>sitoutunut lämpövaranto</text:p>
          </draw:text-box>
        </draw:frame>
        <draw:frame draw:style-name="gr9" draw:layer="layout" svg:width="4.685cm" svg:height="1.675cm" svg:x="10.1cm" svg:y="3.3cm">
          <draw:text-box>
            <text:p>Maankamaran</text:p>
            <text:p>lämpötilaprofiili</text:p>
          </draw:text-box>
        </draw:frame>
        <draw:line draw:style-name="gr2" draw:text-style-name="P1" draw:layer="layout" svg:x1="11.9cm" svg:y1="4.9cm" svg:x2="10.1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15T15:55:55.87</meta:creation-date>
    <dc:date>2019-02-16T19:21:25.57</dc:date>
    <meta:editing-duration>PT1H44M45S</meta:editing-duration>
    <meta:editing-cycles>7</meta:editing-cycles>
    <meta:generator>OpenOffice/4.1.2$Win32 OpenOffice.org_project/412m3$Build-9782</meta:generator>
    <meta:document-statistic meta:object-count="11"/>
  </office:meta>
</office:document-meta>
</file>